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Tabelle3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3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0.92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120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rotation-align="none"/>
    </style:style>
    <style:style style:name="ce1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rotation-align="none"/>
    </style:style>
    <style:style style:name="ce15" style:family="table-cell" style:parent-style-name="Default" style:data-style-name="N100">
      <style:table-cell-properties fo:wrap-option="wrap" style:rotation-align="none"/>
    </style:style>
    <style:style style:name="T1" style:family="text">
      <style:text-properties fo:color="#000000" style:font-name="Calibri" fo:font-size="22pt" fo:font-weight="normal" style:text-underline-style="none" style:text-underline-color="font-color" style:text-line-through-type="none" fo:font-style="normal" style:text-outline="false" fo:text-shadow="none" style:text-position="-33% 58%" style:font-size-asian="22pt" style:font-size-complex="2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eitenellips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4" table:number-columns-repeated="3" table:default-cell-style-name="ce5"/>
        <table:table-column table:style-name="co5" table:default-cell-style-name="Default"/>
        <table:table-column table:style-name="co3" table:number-columns-repeated="51" table:default-cell-style-name="Default"/>
        <table:table-row table:style-name="ro1">
          <table:table-cell table:style-name="ce7" office:value-type="string" calcext:value-type="string" table:number-columns-spanned="13" table:number-rows-spanned="1">
            <text:p>Berechnung der Breitenkreise</text:p>
          </table:table-cell>
          <table:covered-table-cell table:number-columns-repeated="2" table:style-name="ce7"/>
          <table:covered-table-cell table:number-columns-repeated="10" table:style-name="ce11"/>
          <table:table-cell table:number-columns-repeated="51"/>
        </table:table-row>
        <table:table-row table:style-name="ro2"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α</text:p>
          </table:table-cell>
          <table:table-cell table:style-name="ce1" office:value-type="string" calcext:value-type="string">
            <text:p>Radius</text:p>
          </table:table-cell>
          <table:table-cell table:style-name="ce4" office:value-type="string" office:string-value="h1" calcext:value-type="string">
            <text:p><text:s/>h1 </text:p>
          </table:table-cell>
          <table:table-cell table:style-name="ce4" office:value-type="string" office:string-value="h2" calcext:value-type="string">
            <text:p><text:s/>h2 </text:p>
          </table:table-cell>
          <table:table-cell table:style-name="ce4" office:value-type="string" office:string-value="a" calcext:value-type="string">
            <text:p><text:s/>a </text:p>
          </table:table-cell>
          <table:table-cell table:style-name="ce4" office:value-type="string" office:string-value="b" calcext:value-type="string">
            <text:p><text:s/>b </text:p>
          </table:table-cell>
          <table:table-cell table:style-name="ce4" office:value-type="string" calcext:value-type="string">
            <text:p>x<text:span text:style-name="T1">s</text:span></text:p>
          </table:table-cell>
          <table:table-cell table:style-name="ce4" office:value-type="string" calcext:value-type="string">
            <text:p>y<text:span text:style-name="T1">s</text:span></text:p>
          </table:table-cell>
          <table:table-cell table:style-name="ce4" office:value-type="string" office:string-value="l" calcext:value-type="string">
            <text:p><text:s/>l </text:p>
          </table:table-cell>
          <table:table-cell table:style-name="ce4" office:value-type="string" office:string-value="r" calcext:value-type="string">
            <text:p><text:s/>r </text:p>
          </table:table-cell>
          <table:table-cell table:style-name="ce4" office:value-type="string" office:string-value="Y" calcext:value-type="string">
            <text:p><text:s/>Y </text:p>
          </table:table-cell>
          <table:table-cell table:style-name="ce4" office:value-type="string" office:string-value="SVG" calcext:value-type="string">
            <text:p><text:s/>SVG </text:p>
          </table:table-cell>
          <table:table-cell table:number-columns-repeated="51"/>
        </table:table-row>
        <table:table-row table:style-name="ro3">
          <table:table-cell table:style-name="ce2" table:formula="of:=66.5" office:value-type="float" office:value="66.5" calcext:value-type="float">
            <text:p>66,5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3]*SIN(RADIANS([.A3]))" office:value-type="float" office:value="91.7060074385124" calcext:value-type="float">
            <text:p>91,70601 </text:p>
          </table:table-cell>
          <table:table-cell table:style-name="ce2" table:formula="of:=[.D3]*SIN(RADIANS([.B3]))" office:value-type="float" office:value="84.0999180031249" calcext:value-type="float">
            <text:p>84,09992 </text:p>
          </table:table-cell>
          <table:table-cell table:style-name="ce2" table:formula="of:=[.C3]*COS(RADIANS([.A3]))" office:value-type="float" office:value="39.8749068925246" calcext:value-type="float">
            <text:p>39,87491 </text:p>
          </table:table-cell>
          <table:table-cell table:style-name="ce2" table:formula="of:=[.F3]*COS(RADIANS([.B3]))" office:value-type="float" office:value="15.9000819968751" calcext:value-type="float">
            <text:p>15,90008 </text:p>
          </table:table-cell>
          <table:table-cell table:style-name="ce2" table:number-columns-repeated="5"/>
          <table:table-cell table:style-name="ce6" table:formula="of:==ORG.LIBREOFFICE.REGEX(&quot;&lt;ellipse class=&quot;&quot;polar br&quot;&amp;ROUND([.A3];0)&amp;&quot;&quot;&quot; cx=&quot;&quot;&quot;&amp;[.C3]&amp;&quot;&quot;&quot; cy=&quot;&quot;&quot; &amp;(100+[.E3])&amp;&quot;&quot;&quot; rx=&quot;&quot;&quot;&amp;[.F3]&amp;&quot;&quot;&quot; ry=&quot;&quot;&quot;&amp;[.G3]&amp;&quot;&quot;&quot; /&gt;&quot;;&quot;,&quot;;&quot;.&quot;;&quot;g&quot;)" office:value-type="string" office:string-value="&lt;ellipse class=&quot;polar br67&quot; cx=&quot;100&quot; cy=&quot;184.099918003125&quot; rx=&quot;39.8749068925246&quot; ry=&quot;15.9000819968751&quot; /&gt;" calcext:value-type="string">
            <text:p>&lt;ellipse class="polar br67" cx="100" cy="184.099918003125" rx="39.8749068925246" ry="15.9000819968751" /&gt;</text:p>
          </table:table-cell>
          <table:table-cell table:number-columns-repeated="51"/>
        </table:table-row>
        <table:table-row table:style-name="ro3">
          <table:table-cell table:style-name="ce2" office:value-type="float" office:value="80" calcext:value-type="float">
            <text:p>8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4]*SIN(RADIANS([.A4]))" office:value-type="float" office:value="98.4807753012208" calcext:value-type="float">
            <text:p>98,48078 </text:p>
          </table:table-cell>
          <table:table-cell table:style-name="ce2" table:formula="of:=[.D4]*SIN(RADIANS([.B4]))" office:value-type="float" office:value="90.3127871232422" calcext:value-type="float">
            <text:p>90,31279 </text:p>
          </table:table-cell>
          <table:table-cell table:style-name="ce2" table:formula="of:=[.C4]*COS(RADIANS([.A4]))" office:value-type="float" office:value="17.364817766693" calcext:value-type="float">
            <text:p>17,36482 </text:p>
          </table:table-cell>
          <table:table-cell table:style-name="ce2" table:formula="of:=[.F4]*COS(RADIANS([.B4]))" office:value-type="float" office:value="6.92420491652542" calcext:value-type="float">
            <text:p>6,92420 </text:p>
          </table:table-cell>
          <table:table-cell table:style-name="ce2" table:number-columns-repeated="5"/>
          <table:table-cell table:style-name="ce6" table:formula="of:==ORG.LIBREOFFICE.REGEX(&quot;&lt;ellipse class=&quot;&quot;breite br&quot;&amp;ROUND([.A4];0)&amp;&quot;&quot;&quot; cx=&quot;&quot;&quot;&amp;[.C4]&amp;&quot;&quot;&quot; cy=&quot;&quot;&quot; &amp;(100+[.E4])&amp;&quot;&quot;&quot; rx=&quot;&quot;&quot;&amp;[.F4]&amp;&quot;&quot;&quot; ry=&quot;&quot;&quot;&amp;[.G4]&amp;&quot;&quot;&quot; /&gt;&quot;;&quot;,&quot;;&quot;.&quot;;&quot;g&quot;)" office:value-type="string" office:string-value="&lt;ellipse class=&quot;breite br80&quot; cx=&quot;100&quot; cy=&quot;190.312787123242&quot; rx=&quot;17.364817766693&quot; ry=&quot;6.92420491652542&quot; /&gt;" calcext:value-type="string">
            <text:p>&lt;ellipse class="breite br80" cx="100" cy="190.312787123242" rx="17.364817766693" ry="6.92420491652542" /&gt;</text:p>
          </table:table-cell>
          <table:table-cell table:number-columns-repeated="51"/>
        </table:table-row>
        <table:table-row table:style-name="ro3">
          <table:table-cell table:style-name="ce2" office:value-type="float" office:value="70" calcext:value-type="float">
            <text:p>7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5]*SIN(RADIANS([.A5]))" office:value-type="float" office:value="93.9692620785908" calcext:value-type="float">
            <text:p>93,96926 </text:p>
          </table:table-cell>
          <table:table-cell table:style-name="ce2" table:formula="of:=[.D5]*SIN(RADIANS([.B5]))" office:value-type="float" office:value="86.1754584717077" calcext:value-type="float">
            <text:p>86,17546 </text:p>
          </table:table-cell>
          <table:table-cell table:style-name="ce2" table:formula="of:=[.C5]*COS(RADIANS([.A5]))" office:value-type="float" office:value="34.2020143325669" calcext:value-type="float">
            <text:p>34,20201 </text:p>
          </table:table-cell>
          <table:table-cell table:style-name="ce2" table:formula="of:=[.F5]*COS(RADIANS([.B5]))" office:value-type="float" office:value="13.638021370479" calcext:value-type="float">
            <text:p>13,63802 </text:p>
          </table:table-cell>
          <table:table-cell table:style-name="ce2" table:number-columns-repeated="5"/>
          <table:table-cell table:style-name="ce6" table:formula="of:==ORG.LIBREOFFICE.REGEX(&quot;&lt;ellipse class=&quot;&quot;breite br&quot;&amp;ROUND([.A5];0)&amp;&quot;&quot;&quot; cx=&quot;&quot;&quot;&amp;[.C5]&amp;&quot;&quot;&quot; cy=&quot;&quot;&quot; &amp;(100+[.E5])&amp;&quot;&quot;&quot; rx=&quot;&quot;&quot;&amp;[.F5]&amp;&quot;&quot;&quot; ry=&quot;&quot;&quot;&amp;[.G5]&amp;&quot;&quot;&quot; /&gt;&quot;;&quot;,&quot;;&quot;.&quot;;&quot;g&quot;)" office:value-type="string" office:string-value="&lt;ellipse class=&quot;breite br70&quot; cx=&quot;100&quot; cy=&quot;186.175458471708&quot; rx=&quot;34.2020143325669&quot; ry=&quot;13.638021370479&quot; /&gt;" calcext:value-type="string">
            <text:p>&lt;ellipse class="breite br70" cx="100" cy="186.175458471708" rx="34.2020143325669" ry="13.638021370479" /&gt;</text:p>
          </table:table-cell>
          <table:table-cell table:number-columns-repeated="51"/>
        </table:table-row>
        <table:table-row table:style-name="ro4">
          <table:table-cell table:style-name="ce2" office:value-type="float" office:value="60" calcext:value-type="float">
            <text:p>6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6]*SIN(RADIANS([.A6]))" office:value-type="float" office:value="86.6025403784439" calcext:value-type="float">
            <text:p>86,60254 </text:p>
          </table:table-cell>
          <table:table-cell table:style-name="ce2" table:formula="of:=[.D6]*SIN(RADIANS([.B6]))" office:value-type="float" office:value="79.4197321213964" calcext:value-type="float">
            <text:p>79,41973 </text:p>
          </table:table-cell>
          <table:table-cell table:style-name="ce2" table:formula="of:=[.C6]*COS(RADIANS([.A6]))" office:value-type="float" office:value="50" calcext:value-type="float">
            <text:p>50,00000 </text:p>
          </table:table-cell>
          <table:table-cell table:style-name="ce2" table:formula="of:=[.F6]*COS(RADIANS([.B6]))" office:value-type="float" office:value="19.9374534462623" calcext:value-type="float">
            <text:p>19,93745 </text:p>
          </table:table-cell>
          <table:table-cell table:style-name="ce2" table:formula="of:=IF([.B6]&gt;[.A6];SQRT(([.C6] ^ 2 - [.F6] ^ 4 / [.G6] ^ 2) / (1 - [.F6] ^ 2 / [.G6] ^ 2))*SIGN([.A6]);100)" office:value-type="float" office:value="32.894323056665" calcext:value-type="float">
            <text:p>32,89432 </text:p>
          </table:table-cell>
          <table:table-cell table:style-name="ce2" table:formula="of:=SQRT([.C6]^2-[.H6]^2)*SIGN([.A6])" office:value-type="float" office:value="94.4349697444954" calcext:value-type="float">
            <text:p>94,43497 </text:p>
          </table:table-cell>
          <table:table-cell table:style-name="ce2" table:formula="of:=100-[.H6]" office:value-type="float" office:value="67.105676943335" calcext:value-type="float">
            <text:p>67,10568 </text:p>
          </table:table-cell>
          <table:table-cell table:style-name="ce2" table:formula="of:=100+[.H6]" office:value-type="float" office:value="132.894323056665" calcext:value-type="float">
            <text:p>132,89432 </text:p>
          </table:table-cell>
          <table:table-cell table:style-name="ce2" table:formula="of:=100+[.I6]" office:value-type="float" office:value="194.434969744495" calcext:value-type="float">
            <text:p>194,43497 </text:p>
          </table:table-cell>
          <table:table-cell table:style-name="ce15" table:formula="of:=ORG.LIBREOFFICE.REGEX(&quot;&lt;path class=&quot;&quot;breite&quot;&quot; id=&quot;&quot;b&quot;&amp; [.A6] &amp;&quot;&quot;&quot; d=&quot;&quot;&quot; &amp; &quot;M &quot;&amp;[.J6]&amp;&quot; &quot;&amp;[.L6]&amp;&quot; A &quot;&amp;[.F6]&amp;&quot; &quot;&amp;[.G6]&amp;&quot; 0 &quot;&amp;IF([.A6]&gt;=0;&quot;1 1 &quot;;&quot;0 0 &quot;)&amp;[.K6]&amp;&quot; &quot;&amp;[.L6] &amp; &quot;&quot;&quot; /&gt;&quot;;&quot;,&quot;;&quot;.&quot;;&quot;g&quot;)" office:value-type="string" office:string-value="&lt;path class=&quot;breite&quot; id=&quot;b60&quot; d=&quot;M 67.105676943335 194.434969744495 A 50 19.9374534462623 0 1 1 132.894323056665 194.434969744495&quot; /&gt;" calcext:value-type="string">
            <text:p>&lt;path class="breite" id="b60" d="M 67.105676943335 194.434969744495 A 50 19.9374534462623 0 1 1 132.894323056665 194.434969744495" /&gt;</text:p>
          </table:table-cell>
          <table:table-cell table:number-columns-repeated="51"/>
        </table:table-row>
        <table:table-row table:style-name="ro5">
          <table:table-cell table:style-name="ce2" office:value-type="float" office:value="50" calcext:value-type="float">
            <text:p>5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7]*SIN(RADIANS([.A7]))" office:value-type="float" office:value="76.6044443118978" calcext:value-type="float">
            <text:p>76,60444 </text:p>
          </table:table-cell>
          <table:table-cell table:style-name="ce2" table:formula="of:=[.D7]*SIN(RADIANS([.B7]))" office:value-type="float" office:value="70.2508773989001" calcext:value-type="float">
            <text:p>70,25088 </text:p>
          </table:table-cell>
          <table:table-cell table:style-name="ce2" table:formula="of:=[.C7]*COS(RADIANS([.A7]))" office:value-type="float" office:value="64.2787609686539" calcext:value-type="float">
            <text:p>64,27876 </text:p>
          </table:table-cell>
          <table:table-cell table:style-name="ce2" table:formula="of:=[.F7]*COS(RADIANS([.B7]))" office:value-type="float" office:value="25.6310960879192" calcext:value-type="float">
            <text:p>25,63110 </text:p>
          </table:table-cell>
          <table:table-cell table:style-name="ce2" table:formula="of:=IF([.B7]&gt;[.A7];SQRT(([.C7] ^ 2 - [.F7] ^ 4 / [.G7] ^ 2) / (1 - [.F7] ^ 2 / [.G7] ^ 2))*SIGN([.A7]);100)" office:value-type="float" office:value="54.9754392265781" calcext:value-type="float">
            <text:p>54,97544 </text:p>
          </table:table-cell>
          <table:table-cell table:style-name="ce2" table:formula="of:=SQRT([.C7]^2-[.H7]^2)*SIGN([.A7])" office:value-type="float" office:value="83.5326348312133" calcext:value-type="float">
            <text:p>83,53263 </text:p>
          </table:table-cell>
          <table:table-cell table:style-name="ce2" table:formula="of:=100-[.H7]" office:value-type="float" office:value="45.0245607734219" calcext:value-type="float">
            <text:p>45,02456 </text:p>
          </table:table-cell>
          <table:table-cell table:style-name="ce2" table:formula="of:=100+[.H7]" office:value-type="float" office:value="154.975439226578" calcext:value-type="float">
            <text:p>154,97544 </text:p>
          </table:table-cell>
          <table:table-cell table:style-name="ce2" table:formula="of:=100+[.I7]" office:value-type="float" office:value="183.532634831213" calcext:value-type="float">
            <text:p>183,53263 </text:p>
          </table:table-cell>
          <table:table-cell table:style-name="ce15" table:formula="of:=ORG.LIBREOFFICE.REGEX(&quot;&lt;path class=&quot;&quot;breite&quot;&quot; id=&quot;&quot;b&quot;&amp; [.A7] &amp;&quot;&quot;&quot; d=&quot;&quot;&quot; &amp; &quot;M &quot;&amp;[.J7]&amp;&quot; &quot;&amp;[.L7]&amp;&quot; A &quot;&amp;[.F7]&amp;&quot; &quot;&amp;[.G7]&amp;&quot; 0 &quot;&amp;IF([.A7]&gt;=0;&quot;1 1 &quot;;&quot;0 0 &quot;)&amp;[.K7]&amp;&quot; &quot;&amp;[.L7] &amp; &quot;&quot;&quot; /&gt;&quot;;&quot;,&quot;;&quot;.&quot;;&quot;g&quot;)" office:value-type="string" office:string-value="&lt;path class=&quot;breite&quot; id=&quot;b50&quot; d=&quot;M 45.0245607734219 183.532634831213 A 64.2787609686539 25.6310960879192 0 1 1 154.975439226578 183.532634831213&quot; /&gt;" calcext:value-type="string">
            <text:p>&lt;path class="breite" id="b50" d="M 45.0245607734219 183.532634831213 A 64.2787609686539 25.6310960879192 0 1 1 154.975439226578 183.532634831213" /&gt;</text:p>
          </table:table-cell>
          <table:table-cell table:number-columns-repeated="51"/>
        </table:table-row>
        <table:table-row table:style-name="ro5">
          <table:table-cell table:style-name="ce2" office:value-type="float" office:value="40" calcext:value-type="float">
            <text:p>4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8]*SIN(RADIANS([.A8]))" office:value-type="float" office:value="64.2787609686539" calcext:value-type="float">
            <text:p>64,27876 </text:p>
          </table:table-cell>
          <table:table-cell table:style-name="ce2" table:formula="of:=[.D8]*SIN(RADIANS([.B8]))" office:value-type="float" office:value="58.9474853152974" calcext:value-type="float">
            <text:p>58,94749 </text:p>
          </table:table-cell>
          <table:table-cell table:style-name="ce2" table:formula="of:=[.C8]*COS(RADIANS([.A8]))" office:value-type="float" office:value="76.6044443118978" calcext:value-type="float">
            <text:p>76,60444 </text:p>
          </table:table-cell>
          <table:table-cell table:style-name="ce2" table:formula="of:=[.F8]*COS(RADIANS([.B8]))" office:value-type="float" office:value="30.5459508449051" calcext:value-type="float">
            <text:p>30,54595 </text:p>
          </table:table-cell>
          <table:table-cell table:style-name="ce2" table:formula="of:=IF([.B8]&gt;[.A8];SQRT(([.C8] ^ 2 - [.F8] ^ 4 / [.G8] ^ 2) / (1 - [.F8] ^ 2 / [.G8] ^ 2))*SIGN([.A8]);100)" office:value-type="float" office:value="71.3237903343137" calcext:value-type="float">
            <text:p>71,32379 </text:p>
          </table:table-cell>
          <table:table-cell table:style-name="ce2" table:formula="of:=SQRT([.C8]^2-[.H8]^2)*SIGN([.A8])" office:value-type="float" office:value="70.0922030781374" calcext:value-type="float">
            <text:p>70,09220 </text:p>
          </table:table-cell>
          <table:table-cell table:style-name="ce2" table:formula="of:=100-[.H8]" office:value-type="float" office:value="28.6762096656863" calcext:value-type="float">
            <text:p>28,67621 </text:p>
          </table:table-cell>
          <table:table-cell table:style-name="ce2" table:formula="of:=100+[.H8]" office:value-type="float" office:value="171.323790334314" calcext:value-type="float">
            <text:p>171,32379 </text:p>
          </table:table-cell>
          <table:table-cell table:style-name="ce2" table:formula="of:=100+[.I8]" office:value-type="float" office:value="170.092203078137" calcext:value-type="float">
            <text:p>170,09220 </text:p>
          </table:table-cell>
          <table:table-cell table:style-name="ce15" table:formula="of:=ORG.LIBREOFFICE.REGEX(&quot;&lt;path class=&quot;&quot;breite&quot;&quot; id=&quot;&quot;b&quot;&amp; [.A8] &amp;&quot;&quot;&quot; d=&quot;&quot;&quot; &amp; &quot;M &quot;&amp;[.J8]&amp;&quot; &quot;&amp;[.L8]&amp;&quot; A &quot;&amp;[.F8]&amp;&quot; &quot;&amp;[.G8]&amp;&quot; 0 &quot;&amp;IF([.A8]&gt;=0;&quot;1 1 &quot;;&quot;0 0 &quot;)&amp;[.K8]&amp;&quot; &quot;&amp;[.L8] &amp; &quot;&quot;&quot; /&gt;&quot;;&quot;,&quot;;&quot;.&quot;;&quot;g&quot;)" office:value-type="string" office:string-value="&lt;path class=&quot;breite&quot; id=&quot;b40&quot; d=&quot;M 28.6762096656863 170.092203078137 A 76.6044443118978 30.5459508449051 0 1 1 171.323790334314 170.092203078137&quot; /&gt;" calcext:value-type="string">
            <text:p>&lt;path class="breite" id="b40" d="M 28.6762096656863 170.092203078137 A 76.6044443118978 30.5459508449051 0 1 1 171.323790334314 170.092203078137" /&gt;</text:p>
          </table:table-cell>
          <table:table-cell table:number-columns-repeated="51"/>
        </table:table-row>
        <table:table-row table:style-name="ro5">
          <table:table-cell table:style-name="ce2" office:value-type="float" office:value="30" calcext:value-type="float">
            <text:p>3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9]*SIN(RADIANS([.A9]))" office:value-type="float" office:value="50" calcext:value-type="float">
            <text:p>50,00000 </text:p>
          </table:table-cell>
          <table:table-cell table:style-name="ce2" table:formula="of:=[.D9]*SIN(RADIANS([.B9]))" office:value-type="float" office:value="45.8530037192562" calcext:value-type="float">
            <text:p>45,85300 </text:p>
          </table:table-cell>
          <table:table-cell table:style-name="ce2" table:formula="of:=[.C9]*COS(RADIANS([.A9]))" office:value-type="float" office:value="86.6025403784439" calcext:value-type="float">
            <text:p>86,60254 </text:p>
          </table:table-cell>
          <table:table-cell table:style-name="ce2" table:formula="of:=[.F9]*COS(RADIANS([.B9]))" office:value-type="float" office:value="34.5326823424655" calcext:value-type="float">
            <text:p>34,53268 </text:p>
          </table:table-cell>
          <table:table-cell table:style-name="ce2" table:formula="of:=IF([.B9]&gt;[.A9];SQRT(([.C9] ^ 2 - [.F9] ^ 4 / [.G9] ^ 2) / (1 - [.F9] ^ 2 / [.G9] ^ 2))*SIGN([.A9]);100)" office:value-type="float" office:value="83.829263962247" calcext:value-type="float">
            <text:p>83,82926 </text:p>
          </table:table-cell>
          <table:table-cell table:style-name="ce2" table:formula="of:=SQRT([.C9]^2-[.H9]^2)*SIGN([.A9])" office:value-type="float" office:value="54.5220552028985" calcext:value-type="float">
            <text:p>54,52206 </text:p>
          </table:table-cell>
          <table:table-cell table:style-name="ce2" table:formula="of:=100-[.H9]" office:value-type="float" office:value="16.170736037753" calcext:value-type="float">
            <text:p>16,17074 </text:p>
          </table:table-cell>
          <table:table-cell table:style-name="ce2" table:formula="of:=100+[.H9]" office:value-type="float" office:value="183.829263962247" calcext:value-type="float">
            <text:p>183,82926 </text:p>
          </table:table-cell>
          <table:table-cell table:style-name="ce2" table:formula="of:=100+[.I9]" office:value-type="float" office:value="154.522055202898" calcext:value-type="float">
            <text:p>154,52206 </text:p>
          </table:table-cell>
          <table:table-cell table:style-name="ce15" table:formula="of:=ORG.LIBREOFFICE.REGEX(&quot;&lt;path class=&quot;&quot;breite&quot;&quot; id=&quot;&quot;b&quot;&amp; [.A9] &amp;&quot;&quot;&quot; d=&quot;&quot;&quot; &amp; &quot;M &quot;&amp;[.J9]&amp;&quot; &quot;&amp;[.L9]&amp;&quot; A &quot;&amp;[.F9]&amp;&quot; &quot;&amp;[.G9]&amp;&quot; 0 &quot;&amp;IF([.A9]&gt;=0;&quot;1 1 &quot;;&quot;0 0 &quot;)&amp;[.K9]&amp;&quot; &quot;&amp;[.L9] &amp; &quot;&quot;&quot; /&gt;&quot;;&quot;,&quot;;&quot;.&quot;;&quot;g&quot;)" office:value-type="string" office:string-value="&lt;path class=&quot;breite&quot; id=&quot;b30&quot; d=&quot;M 16.170736037753 154.522055202898 A 86.6025403784439 34.5326823424655 0 1 1 183.829263962247 154.522055202898&quot; /&gt;" calcext:value-type="string">
            <text:p>&lt;path class="breite" id="b30" d="M 16.170736037753 154.522055202898 A 86.6025403784439 34.5326823424655 0 1 1 183.829263962247 154.522055202898" /&gt;</text:p>
          </table:table-cell>
          <table:table-cell table:number-columns-repeated="51"/>
        </table:table-row>
        <table:table-row table:style-name="ro5">
          <table:table-cell table:style-name="ce2" office:value-type="float" office:value="20" calcext:value-type="float">
            <text:p>2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0]*SIN(RADIANS([.A10]))" office:value-type="float" office:value="34.2020143325669" calcext:value-type="float">
            <text:p>34,20201 </text:p>
          </table:table-cell>
          <table:table-cell table:style-name="ce2" table:formula="of:=[.D10]*SIN(RADIANS([.B10]))" office:value-type="float" office:value="31.3653018079448" calcext:value-type="float">
            <text:p>31,36530 </text:p>
          </table:table-cell>
          <table:table-cell table:style-name="ce2" table:formula="of:=[.C10]*COS(RADIANS([.A10]))" office:value-type="float" office:value="93.9692620785909" calcext:value-type="float">
            <text:p>93,96926 </text:p>
          </table:table-cell>
          <table:table-cell table:style-name="ce2" table:formula="of:=[.F10]*COS(RADIANS([.B10]))" office:value-type="float" office:value="37.4701557614305" calcext:value-type="float">
            <text:p>37,47016 </text:p>
          </table:table-cell>
          <table:table-cell table:style-name="ce2" table:formula="of:=IF([.B10]&gt;[.A10];SQRT(([.C10] ^ 2 - [.F10] ^ 4 / [.G10] ^ 2) / (1 - [.F10] ^ 2 / [.G10] ^ 2))*SIGN([.A10]);100)" office:value-type="float" office:value="92.7850306914599" calcext:value-type="float">
            <text:p>92,78503 </text:p>
          </table:table-cell>
          <table:table-cell table:style-name="ce2" table:formula="of:=SQRT([.C10]^2-[.H10]^2)*SIGN([.A10])" office:value-type="float" office:value="37.2952822698105" calcext:value-type="float">
            <text:p>37,29528 </text:p>
          </table:table-cell>
          <table:table-cell table:style-name="ce2" table:formula="of:=100-[.H10]" office:value-type="float" office:value="7.21496930854011" calcext:value-type="float">
            <text:p>7,21497 </text:p>
          </table:table-cell>
          <table:table-cell table:style-name="ce2" table:formula="of:=100+[.H10]" office:value-type="float" office:value="192.78503069146" calcext:value-type="float">
            <text:p>192,78503 </text:p>
          </table:table-cell>
          <table:table-cell table:style-name="ce2" table:formula="of:=100+[.I10]" office:value-type="float" office:value="137.295282269811" calcext:value-type="float">
            <text:p>137,29528 </text:p>
          </table:table-cell>
          <table:table-cell table:style-name="ce15" table:formula="of:=ORG.LIBREOFFICE.REGEX(&quot;&lt;path class=&quot;&quot;breite&quot;&quot; id=&quot;&quot;b&quot;&amp; [.A10] &amp;&quot;&quot;&quot; d=&quot;&quot;&quot; &amp; &quot;M &quot;&amp;[.J10]&amp;&quot; &quot;&amp;[.L10]&amp;&quot; A &quot;&amp;[.F10]&amp;&quot; &quot;&amp;[.G10]&amp;&quot; 0 &quot;&amp;IF([.A10]&gt;=0;&quot;1 1 &quot;;&quot;0 0 &quot;)&amp;[.K10]&amp;&quot; &quot;&amp;[.L10] &amp; &quot;&quot;&quot; /&gt;&quot;;&quot;,&quot;;&quot;.&quot;;&quot;g&quot;)" office:value-type="string" office:string-value="&lt;path class=&quot;breite&quot; id=&quot;b20&quot; d=&quot;M 7.21496930854011 137.295282269811 A 93.9692620785909 37.4701557614305 0 1 1 192.78503069146 137.295282269811&quot; /&gt;" calcext:value-type="string">
            <text:p>&lt;path class="breite" id="b20" d="M 7.21496930854011 137.295282269811 A 93.9692620785909 37.4701557614305 0 1 1 192.78503069146 137.295282269811" /&gt;</text:p>
          </table:table-cell>
          <table:table-cell table:number-columns-repeated="51"/>
        </table:table-row>
        <table:table-row table:style-name="ro5">
          <table:table-cell table:style-name="ce2" office:value-type="float" office:value="10" calcext:value-type="float">
            <text:p>1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1]*SIN(RADIANS([.A11]))" office:value-type="float" office:value="17.364817766693" calcext:value-type="float">
            <text:p>17,36482 </text:p>
          </table:table-cell>
          <table:table-cell table:style-name="ce2" table:formula="of:=[.D11]*SIN(RADIANS([.B11]))" office:value-type="float" office:value="15.9245810728076" calcext:value-type="float">
            <text:p>15,92458 </text:p>
          </table:table-cell>
          <table:table-cell table:style-name="ce2" table:formula="of:=[.C11]*COS(RADIANS([.A11]))" office:value-type="float" office:value="98.4807753012208" calcext:value-type="float">
            <text:p>98,48078 </text:p>
          </table:table-cell>
          <table:table-cell table:style-name="ce2" table:formula="of:=[.F11]*COS(RADIANS([.B11]))" office:value-type="float" office:value="39.2691174583982" calcext:value-type="float">
            <text:p>39,26912 </text:p>
          </table:table-cell>
          <table:table-cell table:style-name="ce2" table:formula="of:=IF([.B11]&gt;[.A11];SQRT(([.C11] ^ 2 - [.F11] ^ 4 / [.G11] ^ 2) / (1 - [.F11] ^ 2 / [.G11] ^ 2))*SIGN([.A11]);100)" office:value-type="float" office:value="98.1909058679271" calcext:value-type="float">
            <text:p>98,19091 </text:p>
          </table:table-cell>
          <table:table-cell table:style-name="ce2" table:formula="of:=SQRT([.C11]^2-[.H11]^2)*SIGN([.A11])" office:value-type="float" office:value="18.9353110572783" calcext:value-type="float">
            <text:p>18,93531 </text:p>
          </table:table-cell>
          <table:table-cell table:style-name="ce2" table:formula="of:=100-[.H11]" office:value-type="float" office:value="1.80909413207293" calcext:value-type="float">
            <text:p>1,80909 </text:p>
          </table:table-cell>
          <table:table-cell table:style-name="ce2" table:formula="of:=100+[.H11]" office:value-type="float" office:value="198.190905867927" calcext:value-type="float">
            <text:p>198,19091 </text:p>
          </table:table-cell>
          <table:table-cell table:style-name="ce2" table:formula="of:=100+[.I11]" office:value-type="float" office:value="118.935311057278" calcext:value-type="float">
            <text:p>118,93531 </text:p>
          </table:table-cell>
          <table:table-cell table:style-name="ce15" table:formula="of:=ORG.LIBREOFFICE.REGEX(&quot;&lt;path class=&quot;&quot;breite&quot;&quot; id=&quot;&quot;b&quot;&amp; [.A11] &amp;&quot;&quot;&quot; d=&quot;&quot;&quot; &amp; &quot;M &quot;&amp;[.J11]&amp;&quot; &quot;&amp;[.L11]&amp;&quot; A &quot;&amp;[.F11]&amp;&quot; &quot;&amp;[.G11]&amp;&quot; 0 &quot;&amp;IF([.A11]&gt;=0;&quot;1 1 &quot;;&quot;0 0 &quot;)&amp;[.K11]&amp;&quot; &quot;&amp;[.L11] &amp; &quot;&quot;&quot; /&gt;&quot;;&quot;,&quot;;&quot;.&quot;;&quot;g&quot;)" office:value-type="string" office:string-value="&lt;path class=&quot;breite&quot; id=&quot;b10&quot; d=&quot;M 1.80909413207293 118.935311057278 A 98.4807753012208 39.2691174583982 0 1 1 198.190905867927 118.935311057278&quot; /&gt;" calcext:value-type="string">
            <text:p>&lt;path class="breite" id="b10" d="M 1.80909413207293 118.935311057278 A 98.4807753012208 39.2691174583982 0 1 1 198.190905867927 118.935311057278" /&gt;</text:p>
          </table:table-cell>
          <table:table-cell table:number-columns-repeated="51"/>
        </table:table-row>
        <table:table-row table:style-name="ro4">
          <table:table-cell table:style-name="ce2" office:value-type="float" office:value="0" calcext:value-type="float">
            <text:p>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2]*SIN(RADIANS([.A12]))" office:value-type="float" office:value="0" calcext:value-type="float">
            <text:p>0,00000 </text:p>
          </table:table-cell>
          <table:table-cell table:style-name="ce2" table:formula="of:=[.D12]*SIN(RADIANS([.B12]))" office:value-type="float" office:value="0" calcext:value-type="float">
            <text:p>0,00000 </text:p>
          </table:table-cell>
          <table:table-cell table:style-name="ce2" table:formula="of:=[.C12]*COS(RADIANS([.A12]))" office:value-type="float" office:value="100" calcext:value-type="float">
            <text:p>100,00000 </text:p>
          </table:table-cell>
          <table:table-cell table:style-name="ce2" table:formula="of:=[.F12]*COS(RADIANS([.B12]))" office:value-type="float" office:value="39.8749068925246" calcext:value-type="float">
            <text:p>39,87491 </text:p>
          </table:table-cell>
          <table:table-cell table:style-name="ce2" table:formula="of:=IF([.B12]&gt;[.A12];SQRT(([.C12] ^ 2 - [.F12] ^ 4 / [.G12] ^ 2) / (1 - [.F12] ^ 2 / [.G12] ^ 2))*IF([.A12]&lt;0;-1;1);100)" office:value-type="float" office:value="100" calcext:value-type="float">
            <text:p>100,00000 </text:p>
          </table:table-cell>
          <table:table-cell table:style-name="ce2" table:formula="of:=SQRT([.C12]^2-[.H12]^2)*SIGN([.A12])" office:value-type="float" office:value="0" calcext:value-type="float">
            <text:p>0,00000 </text:p>
          </table:table-cell>
          <table:table-cell table:style-name="ce2" table:formula="of:=100-[.H12]" office:value-type="float" office:value="0" calcext:value-type="float">
            <text:p>0,00000 </text:p>
          </table:table-cell>
          <table:table-cell table:style-name="ce2" table:formula="of:=100+[.H12]" office:value-type="float" office:value="200" calcext:value-type="float">
            <text:p>200,00000 </text:p>
          </table:table-cell>
          <table:table-cell table:style-name="ce2" table:formula="of:=100+[.I12]" office:value-type="float" office:value="100" calcext:value-type="float">
            <text:p>100,00000 </text:p>
          </table:table-cell>
          <table:table-cell table:style-name="ce15" table:formula="of:=ORG.LIBREOFFICE.REGEX(&quot;&lt;path class=&quot;&quot;breite&quot;&quot; id=&quot;&quot;b&quot;&amp; [.A12] &amp;&quot;&quot;&quot; d=&quot;&quot;&quot; &amp; &quot;M &quot;&amp;[.J12]&amp;&quot; &quot;&amp;[.L12]&amp;&quot; A &quot;&amp;[.F12]&amp;&quot; &quot;&amp;[.G12]&amp;&quot; 0 &quot;&amp;IF([.A12]&gt;=0;&quot;1 1 &quot;;&quot;0 0 &quot;)&amp;[.K12]&amp;&quot; &quot;&amp;[.L12] &amp; &quot;&quot;&quot; /&gt;&quot;;&quot;,&quot;;&quot;.&quot;;&quot;g&quot;)" office:value-type="string" office:string-value="&lt;path class=&quot;breite&quot; id=&quot;b0&quot; d=&quot;M 0 100 A 100 39.8749068925246 0 1 1 200 100&quot; /&gt;" calcext:value-type="string">
            <text:p>&lt;path class="breite" id="b0" d="M 0 100 A 100 39.8749068925246 0 1 1 200 100" /&gt;</text:p>
          </table:table-cell>
          <table:table-cell table:number-columns-repeated="51"/>
        </table:table-row>
        <table:table-row table:style-name="ro5">
          <table:table-cell table:style-name="ce2" office:value-type="float" office:value="-10" calcext:value-type="float">
            <text:p>-1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3]*SIN(RADIANS([.A13]))" office:value-type="float" office:value="-17.364817766693" calcext:value-type="float">
            <text:p>-17,36482 </text:p>
          </table:table-cell>
          <table:table-cell table:style-name="ce2" table:formula="of:=[.D13]*SIN(RADIANS([.B13]))" office:value-type="float" office:value="-15.9245810728076" calcext:value-type="float">
            <text:p>-15,92458 </text:p>
          </table:table-cell>
          <table:table-cell table:style-name="ce2" table:formula="of:=[.C13]*COS(RADIANS([.A13]))" office:value-type="float" office:value="98.4807753012208" calcext:value-type="float">
            <text:p>98,48078 </text:p>
          </table:table-cell>
          <table:table-cell table:style-name="ce2" table:formula="of:=[.F13]*COS(RADIANS([.B13]))" office:value-type="float" office:value="39.2691174583982" calcext:value-type="float">
            <text:p>39,26912 </text:p>
          </table:table-cell>
          <table:table-cell table:style-name="ce2" table:formula="of:=IF([.B13]&gt;[.A13];SQRT(([.C13] ^ 2 - [.F13] ^ 4 / [.G13] ^ 2) / (1 - [.F13] ^ 2 / [.G13] ^ 2))*SIGN([.A13]);100)" office:value-type="float" office:value="-98.1909058679271" calcext:value-type="float">
            <text:p>-98,19091 </text:p>
          </table:table-cell>
          <table:table-cell table:style-name="ce2" table:formula="of:=SQRT([.C13]^2-[.H13]^2)*SIGN([.A13])" office:value-type="float" office:value="-18.9353110572783" calcext:value-type="float">
            <text:p>-18,93531 </text:p>
          </table:table-cell>
          <table:table-cell table:style-name="ce2" table:formula="of:=100-[.H13]" office:value-type="float" office:value="198.190905867927" calcext:value-type="float">
            <text:p>198,19091 </text:p>
          </table:table-cell>
          <table:table-cell table:style-name="ce2" table:formula="of:=100+[.H13]" office:value-type="float" office:value="1.80909413207293" calcext:value-type="float">
            <text:p>1,80909 </text:p>
          </table:table-cell>
          <table:table-cell table:style-name="ce2" table:formula="of:=100+[.I13]" office:value-type="float" office:value="81.0646889427217" calcext:value-type="float">
            <text:p>81,06469 </text:p>
          </table:table-cell>
          <table:table-cell table:style-name="ce15" table:formula="of:=ORG.LIBREOFFICE.REGEX(&quot;&lt;path class=&quot;&quot;breite&quot;&quot; id=&quot;&quot;b&quot;&amp; [.A13] &amp;&quot;&quot;&quot; d=&quot;&quot;&quot; &amp; &quot;M &quot;&amp;[.J13]&amp;&quot; &quot;&amp;[.L13]&amp;&quot; A &quot;&amp;[.F13]&amp;&quot; &quot;&amp;[.G13]&amp;&quot; 0 &quot;&amp;IF([.A13]&gt;=0;&quot;1 1 &quot;;&quot;0 0 &quot;)&amp;[.K13]&amp;&quot; &quot;&amp;[.L13] &amp; &quot;&quot;&quot; /&gt;&quot;;&quot;,&quot;;&quot;.&quot;;&quot;g&quot;)" office:value-type="string" office:string-value="&lt;path class=&quot;breite&quot; id=&quot;b-10&quot; d=&quot;M 198.190905867927 81.0646889427217 A 98.4807753012208 39.2691174583982 0 0 0 1.80909413207293 81.0646889427217&quot; /&gt;" calcext:value-type="string">
            <text:p>&lt;path class="breite" id="b-10" d="M 198.190905867927 81.0646889427217 A 98.4807753012208 39.2691174583982 0 0 0 1.80909413207293 81.0646889427217" /&gt;</text:p>
          </table:table-cell>
          <table:table-cell table:number-columns-repeated="51"/>
        </table:table-row>
        <table:table-row table:style-name="ro5">
          <table:table-cell table:style-name="ce2" office:value-type="float" office:value="-20" calcext:value-type="float">
            <text:p>-2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4]*SIN(RADIANS([.A14]))" office:value-type="float" office:value="-34.2020143325669" calcext:value-type="float">
            <text:p>-34,20201 </text:p>
          </table:table-cell>
          <table:table-cell table:style-name="ce2" table:formula="of:=[.D14]*SIN(RADIANS([.B14]))" office:value-type="float" office:value="-31.3653018079448" calcext:value-type="float">
            <text:p>-31,36530 </text:p>
          </table:table-cell>
          <table:table-cell table:style-name="ce2" table:formula="of:=[.C14]*COS(RADIANS([.A14]))" office:value-type="float" office:value="93.9692620785909" calcext:value-type="float">
            <text:p>93,96926 </text:p>
          </table:table-cell>
          <table:table-cell table:style-name="ce2" table:formula="of:=[.F14]*COS(RADIANS([.B14]))" office:value-type="float" office:value="37.4701557614305" calcext:value-type="float">
            <text:p>37,47016 </text:p>
          </table:table-cell>
          <table:table-cell table:style-name="ce2" table:formula="of:=IF([.B14]&gt;[.A14];SQRT(([.C14] ^ 2 - [.F14] ^ 4 / [.G14] ^ 2) / (1 - [.F14] ^ 2 / [.G14] ^ 2))*SIGN([.A14]);100)" office:value-type="float" office:value="-92.7850306914599" calcext:value-type="float">
            <text:p>-92,78503 </text:p>
          </table:table-cell>
          <table:table-cell table:style-name="ce2" table:formula="of:=SQRT([.C14]^2-[.H14]^2)*SIGN([.A14])" office:value-type="float" office:value="-37.2952822698105" calcext:value-type="float">
            <text:p>-37,29528 </text:p>
          </table:table-cell>
          <table:table-cell table:style-name="ce2" table:formula="of:=100-[.H14]" office:value-type="float" office:value="192.78503069146" calcext:value-type="float">
            <text:p>192,78503 </text:p>
          </table:table-cell>
          <table:table-cell table:style-name="ce2" table:formula="of:=100+[.H14]" office:value-type="float" office:value="7.21496930854011" calcext:value-type="float">
            <text:p>7,21497 </text:p>
          </table:table-cell>
          <table:table-cell table:style-name="ce2" table:formula="of:=100+[.I14]" office:value-type="float" office:value="62.7047177301895" calcext:value-type="float">
            <text:p>62,70472 </text:p>
          </table:table-cell>
          <table:table-cell table:style-name="ce15" table:formula="of:=ORG.LIBREOFFICE.REGEX(&quot;&lt;path class=&quot;&quot;breite&quot;&quot; id=&quot;&quot;b&quot;&amp; [.A14] &amp;&quot;&quot;&quot; d=&quot;&quot;&quot; &amp; &quot;M &quot;&amp;[.J14]&amp;&quot; &quot;&amp;[.L14]&amp;&quot; A &quot;&amp;[.F14]&amp;&quot; &quot;&amp;[.G14]&amp;&quot; 0 &quot;&amp;IF([.A14]&gt;=0;&quot;1 1 &quot;;&quot;0 0 &quot;)&amp;[.K14]&amp;&quot; &quot;&amp;[.L14] &amp; &quot;&quot;&quot; /&gt;&quot;;&quot;,&quot;;&quot;.&quot;;&quot;g&quot;)" office:value-type="string" office:string-value="&lt;path class=&quot;breite&quot; id=&quot;b-20&quot; d=&quot;M 192.78503069146 62.7047177301895 A 93.9692620785909 37.4701557614305 0 0 0 7.21496930854011 62.7047177301895&quot; /&gt;" calcext:value-type="string">
            <text:p>&lt;path class="breite" id="b-20" d="M 192.78503069146 62.7047177301895 A 93.9692620785909 37.4701557614305 0 0 0 7.21496930854011 62.7047177301895" /&gt;</text:p>
          </table:table-cell>
          <table:table-cell table:number-columns-repeated="51"/>
        </table:table-row>
        <table:table-row table:style-name="ro5">
          <table:table-cell table:style-name="ce2" office:value-type="float" office:value="-30" calcext:value-type="float">
            <text:p>-3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5]*SIN(RADIANS([.A15]))" office:value-type="float" office:value="-50" calcext:value-type="float">
            <text:p>-50,00000 </text:p>
          </table:table-cell>
          <table:table-cell table:style-name="ce2" table:formula="of:=[.D15]*SIN(RADIANS([.B15]))" office:value-type="float" office:value="-45.8530037192562" calcext:value-type="float">
            <text:p>-45,85300 </text:p>
          </table:table-cell>
          <table:table-cell table:style-name="ce2" table:formula="of:=[.C15]*COS(RADIANS([.A15]))" office:value-type="float" office:value="86.6025403784439" calcext:value-type="float">
            <text:p>86,60254 </text:p>
          </table:table-cell>
          <table:table-cell table:style-name="ce2" table:formula="of:=[.F15]*COS(RADIANS([.B15]))" office:value-type="float" office:value="34.5326823424655" calcext:value-type="float">
            <text:p>34,53268 </text:p>
          </table:table-cell>
          <table:table-cell table:style-name="ce2" table:formula="of:=IF([.B15]&gt;[.A15];SQRT(([.C15] ^ 2 - [.F15] ^ 4 / [.G15] ^ 2) / (1 - [.F15] ^ 2 / [.G15] ^ 2))*SIGN([.A15]);100)" office:value-type="float" office:value="-83.829263962247" calcext:value-type="float">
            <text:p>-83,82926 </text:p>
          </table:table-cell>
          <table:table-cell table:style-name="ce2" table:formula="of:=SQRT([.C15]^2-[.H15]^2)*SIGN([.A15])" office:value-type="float" office:value="-54.5220552028985" calcext:value-type="float">
            <text:p>-54,52206 </text:p>
          </table:table-cell>
          <table:table-cell table:style-name="ce2" table:formula="of:=100-[.H15]" office:value-type="float" office:value="183.829263962247" calcext:value-type="float">
            <text:p>183,82926 </text:p>
          </table:table-cell>
          <table:table-cell table:style-name="ce2" table:formula="of:=100+[.H15]" office:value-type="float" office:value="16.170736037753" calcext:value-type="float">
            <text:p>16,17074 </text:p>
          </table:table-cell>
          <table:table-cell table:style-name="ce2" table:formula="of:=100+[.I15]" office:value-type="float" office:value="45.4779447971015" calcext:value-type="float">
            <text:p>45,47794 </text:p>
          </table:table-cell>
          <table:table-cell table:style-name="ce15" table:formula="of:=ORG.LIBREOFFICE.REGEX(&quot;&lt;path class=&quot;&quot;breite&quot;&quot; id=&quot;&quot;b&quot;&amp; [.A15] &amp;&quot;&quot;&quot; d=&quot;&quot;&quot; &amp; &quot;M &quot;&amp;[.J15]&amp;&quot; &quot;&amp;[.L15]&amp;&quot; A &quot;&amp;[.F15]&amp;&quot; &quot;&amp;[.G15]&amp;&quot; 0 &quot;&amp;IF([.A15]&gt;=0;&quot;1 1 &quot;;&quot;0 0 &quot;)&amp;[.K15]&amp;&quot; &quot;&amp;[.L15] &amp; &quot;&quot;&quot; /&gt;&quot;;&quot;,&quot;;&quot;.&quot;;&quot;g&quot;)" office:value-type="string" office:string-value="&lt;path class=&quot;breite&quot; id=&quot;b-30&quot; d=&quot;M 183.829263962247 45.4779447971015 A 86.6025403784439 34.5326823424655 0 0 0 16.170736037753 45.4779447971015&quot; /&gt;" calcext:value-type="string">
            <text:p>&lt;path class="breite" id="b-30" d="M 183.829263962247 45.4779447971015 A 86.6025403784439 34.5326823424655 0 0 0 16.170736037753 45.4779447971015" /&gt;</text:p>
          </table:table-cell>
          <table:table-cell table:number-columns-repeated="51"/>
        </table:table-row>
        <table:table-row table:style-name="ro5">
          <table:table-cell table:style-name="ce2" office:value-type="float" office:value="-40" calcext:value-type="float">
            <text:p>-4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6]*SIN(RADIANS([.A16]))" office:value-type="float" office:value="-64.2787609686539" calcext:value-type="float">
            <text:p>-64,27876 </text:p>
          </table:table-cell>
          <table:table-cell table:style-name="ce2" table:formula="of:=[.D16]*SIN(RADIANS([.B16]))" office:value-type="float" office:value="-58.9474853152974" calcext:value-type="float">
            <text:p>-58,94749 </text:p>
          </table:table-cell>
          <table:table-cell table:style-name="ce2" table:formula="of:=[.C16]*COS(RADIANS([.A16]))" office:value-type="float" office:value="76.6044443118978" calcext:value-type="float">
            <text:p>76,60444 </text:p>
          </table:table-cell>
          <table:table-cell table:style-name="ce2" table:formula="of:=[.F16]*COS(RADIANS([.B16]))" office:value-type="float" office:value="30.5459508449051" calcext:value-type="float">
            <text:p>30,54595 </text:p>
          </table:table-cell>
          <table:table-cell table:style-name="ce2" table:formula="of:=IF([.B16]&gt;[.A16];SQRT(([.C16] ^ 2 - [.F16] ^ 4 / [.G16] ^ 2) / (1 - [.F16] ^ 2 / [.G16] ^ 2))*SIGN([.A16]);100)" office:value-type="float" office:value="-71.3237903343137" calcext:value-type="float">
            <text:p>-71,32379 </text:p>
          </table:table-cell>
          <table:table-cell table:style-name="ce2" table:formula="of:=SQRT([.C16]^2-[.H16]^2)*SIGN([.A16])" office:value-type="float" office:value="-70.0922030781374" calcext:value-type="float">
            <text:p>-70,09220 </text:p>
          </table:table-cell>
          <table:table-cell table:style-name="ce2" table:formula="of:=100-[.H16]" office:value-type="float" office:value="171.323790334314" calcext:value-type="float">
            <text:p>171,32379 </text:p>
          </table:table-cell>
          <table:table-cell table:style-name="ce2" table:formula="of:=100+[.H16]" office:value-type="float" office:value="28.6762096656863" calcext:value-type="float">
            <text:p>28,67621 </text:p>
          </table:table-cell>
          <table:table-cell table:style-name="ce2" table:formula="of:=100+[.I16]" office:value-type="float" office:value="29.9077969218626" calcext:value-type="float">
            <text:p>29,90780 </text:p>
          </table:table-cell>
          <table:table-cell table:style-name="ce15" table:formula="of:=ORG.LIBREOFFICE.REGEX(&quot;&lt;path class=&quot;&quot;breite&quot;&quot; id=&quot;&quot;b&quot;&amp; [.A16] &amp;&quot;&quot;&quot; d=&quot;&quot;&quot; &amp; &quot;M &quot;&amp;[.J16]&amp;&quot; &quot;&amp;[.L16]&amp;&quot; A &quot;&amp;[.F16]&amp;&quot; &quot;&amp;[.G16]&amp;&quot; 0 &quot;&amp;IF([.A16]&gt;=0;&quot;1 1 &quot;;&quot;0 0 &quot;)&amp;[.K16]&amp;&quot; &quot;&amp;[.L16] &amp; &quot;&quot;&quot; /&gt;&quot;;&quot;,&quot;;&quot;.&quot;;&quot;g&quot;)" office:value-type="string" office:string-value="&lt;path class=&quot;breite&quot; id=&quot;b-40&quot; d=&quot;M 171.323790334314 29.9077969218626 A 76.6044443118978 30.5459508449051 0 0 0 28.6762096656863 29.9077969218626&quot; /&gt;" calcext:value-type="string">
            <text:p>&lt;path class="breite" id="b-40" d="M 171.323790334314 29.9077969218626 A 76.6044443118978 30.5459508449051 0 0 0 28.6762096656863 29.9077969218626" /&gt;</text:p>
          </table:table-cell>
          <table:table-cell table:number-columns-repeated="51"/>
        </table:table-row>
        <table:table-row table:style-name="ro5">
          <table:table-cell table:style-name="ce2" office:value-type="float" office:value="-50" calcext:value-type="float">
            <text:p>-5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7]*SIN(RADIANS([.A17]))" office:value-type="float" office:value="-76.6044443118978" calcext:value-type="float">
            <text:p>-76,60444 </text:p>
          </table:table-cell>
          <table:table-cell table:style-name="ce2" table:formula="of:=[.D17]*SIN(RADIANS([.B17]))" office:value-type="float" office:value="-70.2508773989001" calcext:value-type="float">
            <text:p>-70,25088 </text:p>
          </table:table-cell>
          <table:table-cell table:style-name="ce2" table:formula="of:=[.C17]*COS(RADIANS([.A17]))" office:value-type="float" office:value="64.2787609686539" calcext:value-type="float">
            <text:p>64,27876 </text:p>
          </table:table-cell>
          <table:table-cell table:style-name="ce2" table:formula="of:=[.F17]*COS(RADIANS([.B17]))" office:value-type="float" office:value="25.6310960879192" calcext:value-type="float">
            <text:p>25,63110 </text:p>
          </table:table-cell>
          <table:table-cell table:style-name="ce2" table:formula="of:=IF([.B17]&gt;[.A17];SQRT(([.C17] ^ 2 - [.F17] ^ 4 / [.G17] ^ 2) / (1 - [.F17] ^ 2 / [.G17] ^ 2))*SIGN([.A17]);100)" office:value-type="float" office:value="-54.9754392265781" calcext:value-type="float">
            <text:p>-54,97544 </text:p>
          </table:table-cell>
          <table:table-cell table:style-name="ce2" table:formula="of:=SQRT([.C17]^2-[.H17]^2)*SIGN([.A17])" office:value-type="float" office:value="-83.5326348312133" calcext:value-type="float">
            <text:p>-83,53263 </text:p>
          </table:table-cell>
          <table:table-cell table:style-name="ce2" table:formula="of:=100-[.H17]" office:value-type="float" office:value="154.975439226578" calcext:value-type="float">
            <text:p>154,97544 </text:p>
          </table:table-cell>
          <table:table-cell table:style-name="ce2" table:formula="of:=100+[.H17]" office:value-type="float" office:value="45.0245607734219" calcext:value-type="float">
            <text:p>45,02456 </text:p>
          </table:table-cell>
          <table:table-cell table:style-name="ce2" table:formula="of:=100+[.I17]" office:value-type="float" office:value="16.4673651687867" calcext:value-type="float">
            <text:p>16,46737 </text:p>
          </table:table-cell>
          <table:table-cell table:style-name="ce15" table:formula="of:=ORG.LIBREOFFICE.REGEX(&quot;&lt;path class=&quot;&quot;breite&quot;&quot; id=&quot;&quot;b&quot;&amp; [.A17] &amp;&quot;&quot;&quot; d=&quot;&quot;&quot; &amp; &quot;M &quot;&amp;[.J17]&amp;&quot; &quot;&amp;[.L17]&amp;&quot; A &quot;&amp;[.F17]&amp;&quot; &quot;&amp;[.G17]&amp;&quot; 0 &quot;&amp;IF([.A17]&gt;=0;&quot;1 1 &quot;;&quot;0 0 &quot;)&amp;[.K17]&amp;&quot; &quot;&amp;[.L17] &amp; &quot;&quot;&quot; /&gt;&quot;;&quot;,&quot;;&quot;.&quot;;&quot;g&quot;)" office:value-type="string" office:string-value="&lt;path class=&quot;breite&quot; id=&quot;b-50&quot; d=&quot;M 154.975439226578 16.4673651687867 A 64.2787609686539 25.6310960879192 0 0 0 45.0245607734219 16.4673651687867&quot; /&gt;" calcext:value-type="string">
            <text:p>&lt;path class="breite" id="b-50" d="M 154.975439226578 16.4673651687867 A 64.2787609686539 25.6310960879192 0 0 0 45.0245607734219 16.4673651687867" /&gt;</text:p>
          </table:table-cell>
          <table:table-cell table:number-columns-repeated="51"/>
        </table:table-row>
        <table:table-row table:style-name="ro5">
          <table:table-cell table:style-name="ce2" office:value-type="float" office:value="-60" calcext:value-type="float">
            <text:p>-60,00000 </text:p>
          </table:table-cell>
          <table:table-cell table:style-name="ce2" table:formula="of:=90-23.5" office:value-type="float" office:value="66.5" calcext:value-type="float">
            <text:p>66,50000 </text:p>
          </table:table-cell>
          <table:table-cell table:style-name="ce2" office:value-type="float" office:value="100" calcext:value-type="float">
            <text:p>100,00000 </text:p>
          </table:table-cell>
          <table:table-cell table:style-name="ce2" table:formula="of:=[.C18]*SIN(RADIANS([.A18]))" office:value-type="float" office:value="-86.6025403784439" calcext:value-type="float">
            <text:p>-86,60254 </text:p>
          </table:table-cell>
          <table:table-cell table:style-name="ce2" table:formula="of:=[.D18]*SIN(RADIANS([.B18]))" office:value-type="float" office:value="-79.4197321213964" calcext:value-type="float">
            <text:p>-79,41973 </text:p>
          </table:table-cell>
          <table:table-cell table:style-name="ce2" table:formula="of:=[.C18]*COS(RADIANS([.A18]))" office:value-type="float" office:value="50" calcext:value-type="float">
            <text:p>50,00000 </text:p>
          </table:table-cell>
          <table:table-cell table:style-name="ce2" table:formula="of:=[.F18]*COS(RADIANS([.B18]))" office:value-type="float" office:value="19.9374534462623" calcext:value-type="float">
            <text:p>19,93745 </text:p>
          </table:table-cell>
          <table:table-cell table:style-name="ce2" table:formula="of:=IF([.B18]&gt;[.A18];SQRT(([.C18] ^ 2 - [.F18] ^ 4 / [.G18] ^ 2) / (1 - [.F18] ^ 2 / [.G18] ^ 2))*SIGN([.A18]);100)" office:value-type="float" office:value="-32.894323056665" calcext:value-type="float">
            <text:p>-32,89432 </text:p>
          </table:table-cell>
          <table:table-cell table:style-name="ce2" table:formula="of:=SQRT([.C18]^2-[.H18]^2)*SIGN([.A18])" office:value-type="float" office:value="-94.4349697444954" calcext:value-type="float">
            <text:p>-94,43497 </text:p>
          </table:table-cell>
          <table:table-cell table:style-name="ce2" table:formula="of:=100-[.H18]" office:value-type="float" office:value="132.894323056665" calcext:value-type="float">
            <text:p>132,89432 </text:p>
          </table:table-cell>
          <table:table-cell table:style-name="ce2" table:formula="of:=100+[.H18]" office:value-type="float" office:value="67.105676943335" calcext:value-type="float">
            <text:p>67,10568 </text:p>
          </table:table-cell>
          <table:table-cell table:style-name="ce2" table:formula="of:=100+[.I18]" office:value-type="float" office:value="5.56503025550464" calcext:value-type="float">
            <text:p>5,56503 </text:p>
          </table:table-cell>
          <table:table-cell table:style-name="ce15" table:formula="of:=ORG.LIBREOFFICE.REGEX(&quot;&lt;path class=&quot;&quot;breite&quot;&quot; id=&quot;&quot;b&quot;&amp; [.A18] &amp;&quot;&quot;&quot; d=&quot;&quot;&quot; &amp; &quot;M &quot;&amp;[.J18]&amp;&quot; &quot;&amp;[.L18]&amp;&quot; A &quot;&amp;[.F18]&amp;&quot; &quot;&amp;[.G18]&amp;&quot; 0 &quot;&amp;IF([.A18]&gt;=0;&quot;1 1 &quot;;&quot;0 0 &quot;)&amp;[.K18]&amp;&quot; &quot;&amp;[.L18] &amp; &quot;&quot;&quot; /&gt;&quot;;&quot;,&quot;;&quot;.&quot;;&quot;g&quot;)" office:value-type="string" office:string-value="&lt;path class=&quot;breite&quot; id=&quot;b-60&quot; d=&quot;M 132.894323056665 5.56503025550464 A 50 19.9374534462623 0 0 0 67.105676943335 5.56503025550464&quot; /&gt;" calcext:value-type="string">
            <text:p>&lt;path class="breite" id="b-60" d="M 132.894323056665 5.56503025550464 A 50 19.9374534462623 0 0 0 67.105676943335 5.56503025550464" /&gt;</text:p>
          </table:table-cell>
          <table:table-cell table:number-columns-repeated="51"/>
        </table:table-row>
        <table:table-row table:style-name="ro3" table:number-rows-repeated="2">
          <table:table-cell/>
          <table:table-cell table:style-name="ce3"/>
          <table:table-cell table:number-columns-repeated="62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5" loext:min-decimal-places="5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5" loext:min-decimal-places="5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5" loext:min-decimal-places="5" number:min-integer-digits="1" number:grouping="true"/>
      <number:text> </number:text>
    </number:number-style>
    <number:number-style style:name="N119">
      <number:text>-</number:text>
      <number:number number:decimal-places="5" loext:min-decimal-places="5" number:min-integer-digits="1" number:grouping="true"/>
      <number:text> </number:text>
      <style:map style:condition="value()&gt;=0" style:apply-style-name="N119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.00.0000</text:date>, <text:time style:data-style-name="N2" text:time-value="18:07:33.0158649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homas Arend</meta:initial-creator>
    <meta:creation-date>2019-10-15T07:53:13</meta:creation-date>
    <dc:date>2019-10-16T19:46:21.659938540</dc:date>
    <meta:editing-duration>PT1H25M45S</meta:editing-duration>
    <meta:generator>LibreOffice/6.3.2.2$Linux_X86_64 LibreOffice_project/30$Build-2</meta:generator>
    <meta:editing-cycles>10</meta:editing-cycles>
    <meta:document-statistic meta:table-count="1" meta:cell-count="207" meta:object-count="0"/>
    <meta:user-defined meta:name="AppVersion">14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Tabelle3.xml><?xml version="1.0" encoding="utf-8"?>
<!DOCTYPE module  PUBLIC '-//OpenOffice.org//DTD OfficeDocument 1.0//EN'  'module.dtd'>
<script:module xmlns:script="http://openoffice.org/2000/script" script:name="Tabelle3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Modul1"/>
  <library:element library:name="Tabelle1"/>
  <library:element library:name="Tabelle2"/>
  <library:element library:name="Tabel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